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00000005057C69FCCCFE0BE7E.jpg" manifest:media-type="image/jpeg"/>
  <manifest:file-entry manifest:full-path="Pictures/100000000000002000000020B2FF2A327EABC87D.png" manifest:media-type="image/png"/>
  <manifest:file-entry manifest:full-path="Pictures/10000000000001900000019043009FF6AE13F482.png" manifest:media-type="image/png"/>
  <manifest:file-entry manifest:full-path="Pictures/100000000000012C000000C84036120A520E731C.jpg" manifest:media-type="image/jpeg"/>
  <manifest:file-entry manifest:full-path="Pictures/10000000000000690000004F5ACA4F7809F1FF3E.png" manifest:media-type="image/png"/>
  <manifest:file-entry manifest:full-path="Pictures/1000000000000057000000574BCC455B893CACB7.jpg" manifest:media-type="image/jpeg"/>
  <manifest:file-entry manifest:full-path="Pictures/10000000000000500000005046AD6EE525C1509D.jpg" manifest:media-type="image/jpeg"/>
  <manifest:file-entry manifest:full-path="Pictures/10000000000003E8000003E8A60F10BD56E7963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8cm" fo:min-width="26cm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 fo:min-height="0.75cm" fo:min-width="0.7cm"/>
    </style:style>
    <style:style style:name="gr3" style:family="graphic" style:parent-style-name="objectwithoutfill">
      <style:graphic-properties draw:stroke="dash" draw:stroke-dash="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2.7cm"/>
    </style:style>
    <style:style style:name="gr5" style:family="graphic" style:parent-style-name="standard">
      <style:graphic-properties draw:stroke="dash" draw:stroke-dash="Dashed_20__28_var_29_" draw:fill-color="#ffd320" draw:textarea-horizontal-align="justify" draw:textarea-vertical-align="middle" draw:auto-grow-height="false" fo:min-height="1.05cm" fo:min-width="1.4cm"/>
    </style:style>
    <style:style style:name="gr6" style:family="graphic" style:parent-style-name="objectwithoutfill">
      <style:graphic-properties draw:stroke="solid" draw:stroke-dash="Dashed_20__28_var_29_" svg:stroke-color="#ffff00" draw:marker-start="Arrow" draw:marker-end="" draw:fill="none" draw:textarea-vertical-align="middle"/>
    </style:style>
    <style:style style:name="gr7" style:family="graphic" style:parent-style-name="standard">
      <style:graphic-properties draw:stroke="dash" draw:stroke-dash="Dashed_20__28_var_29_" draw:fill-color="#ff3333" draw:textarea-horizontal-align="justify" draw:textarea-vertical-align="middle" draw:auto-grow-height="false" fo:min-height="0.95cm" fo:min-width="1.8cm"/>
    </style:style>
    <style:style style:name="gr8" style:family="graphic" style:parent-style-name="objectwithoutfill">
      <style:graphic-properties draw:stroke="solid" draw:stroke-dash="Dashed_20__28_var_29_" svg:stroke-width="0.1cm" svg:stroke-color="#996600" draw:marker-start="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draw:stroke-dash="Dashed_20__28_var_29_" svg:stroke-width="0.1cm" svg:stroke-color="#996600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draw:stroke-dash="Dashed_20__28_var_29_" svg:stroke-width="0.1cm" svg:stroke-color="#996600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draw:stroke-dash="Dashed_20__28_var_29_" svg:stroke-width="0.1cm" svg:stroke-color="#996600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solid" draw:stroke-dash="Dashed_20__28_var_29_" svg:stroke-color="#009900" draw:marker-start="Arrow" draw:marker-end="" draw:fill="none" draw:textarea-vertical-align="middle"/>
    </style:style>
    <style:style style:name="gr13" style:family="graphic" style:parent-style-name="standard">
      <style:graphic-properties draw:stroke="solid" draw:stroke-dash="Dashed_20__28_var_29_" draw:marker-start="Arrow" draw:marker-end="" draw:fill-color="#ff8080" draw:textarea-horizontal-align="justify" draw:textarea-vertical-align="middle" draw:auto-grow-height="false" fo:min-height="1.05cm" fo:min-width="1.3cm"/>
    </style:style>
    <style:style style:name="gr14" style:family="graphic" style:parent-style-name="objectwithoutfill">
      <style:graphic-properties draw:stroke="solid" draw:stroke-dash="Dashed_20__28_var_29_" svg:stroke-color="#0066ff" draw:marker-start="Arrow" draw:marker-end="" draw:fill="none" draw:textarea-vertical-align="middle"/>
    </style:style>
    <style:style style:name="gr15" style:family="graphic" style:parent-style-name="standard">
      <style:graphic-properties draw:stroke="solid" draw:stroke-dash="Dashed_20__28_var_29_" draw:marker-start="Arrow" draw:marker-end="" draw:fill-color="#ff6600" draw:textarea-horizontal-align="justify" draw:textarea-vertical-align="middle" draw:auto-grow-height="false" fo:min-height="2.25cm" fo:min-width="0.9cm"/>
    </style:style>
    <style:style style:name="gr16" style:family="graphic" style:parent-style-name="objectwithoutfill">
      <style:graphic-properties draw:stroke="dash" draw:stroke-dash="Line_20_Style_20_9" svg:stroke-width="0.1cm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draw:stroke="solid" draw:stroke-dash="Line_20_Style_20_9" svg:stroke-color="#ff3333" draw:marker-start="" draw:marker-end="" draw:fill="none" draw:textarea-vertical-align="middle"/>
    </style:style>
    <style:style style:name="gr18" style:family="graphic" style:parent-style-name="objectwithoutfill">
      <style:graphic-properties draw:stroke="solid" draw:stroke-dash="Line_20_Style_20_9" svg:stroke-color="#ffff00" draw:marker-start="" draw:marker-end="" draw:fill="none" draw:textarea-vertical-align="middle"/>
    </style:style>
    <style:style style:name="gr19" style:family="graphic" style:parent-style-name="objectwithoutfill">
      <style:graphic-properties draw:stroke="solid" draw:stroke-dash="Line_20_Style_20_9" svg:stroke-color="#ffff00" draw:marker-start="" draw:marker-end="Arrow" draw:fill="none" draw:textarea-vertical-align="middle"/>
    </style:style>
    <style:style style:name="gr20" style:family="graphic" style:parent-style-name="objectwithoutfill">
      <style:graphic-properties draw:stroke="solid" draw:stroke-dash="Line_20_Style_20_9" svg:stroke-color="#00ffff" draw:marker-start="" draw:marker-end="Arrow" draw:fill="none" draw:textarea-vertical-align="middle"/>
    </style:style>
    <style:style style:name="gr21" style:family="graphic" style:parent-style-name="objectwithoutfill">
      <style:graphic-properties draw:stroke="solid" draw:stroke-dash="Line_20_Style_20_9" svg:stroke-width="0.1cm" svg:stroke-color="#996600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draw:stroke="solid" draw:stroke-dash="Line_20_Style_20_9" svg:stroke-width="0.1cm" svg:stroke-color="#cc0000" draw:marker-start="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draw:stroke="solid" draw:stroke-dash="Line_20_Style_20_9" svg:stroke-width="0.1cm" svg:stroke-color="#cc0000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draw:stroke-dash="Line_20_Style_20_9" svg:stroke-width="0cm" svg:stroke-color="#000000" draw:marker-start="" draw:marker-end="" draw:fill="none" draw:fill-color="#ffffff" fo:min-height="0.637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solid" draw:stroke-dash="Line_20_Style_20_9" svg:stroke-width="0cm" draw:marker-start="" draw:marker-end="" draw:fill-color="#006600" draw:textarea-horizontal-align="justify" draw:textarea-vertical-align="middle" draw:auto-grow-height="false" fo:min-height="1.75cm" fo:min-width="0.4cm"/>
    </style:style>
    <style:style style:name="gr27" style:family="graphic" style:parent-style-name="standard">
      <style:graphic-properties draw:stroke="solid" draw:stroke-dash="Line_20_Style_20_9" svg:stroke-width="0cm" draw:marker-start="" draw:marker-end="" draw:fill-color="#006600" draw:textarea-horizontal-align="justify" draw:textarea-vertical-align="middle" draw:auto-grow-height="false" fo:min-height="3.35cm" fo:min-width="0.4cm"/>
    </style:style>
    <style:style style:name="gr28" style:family="graphic" style:parent-style-name="standard">
      <style:graphic-properties draw:stroke="solid" draw:stroke-dash="Line_20_Style_20_9" svg:stroke-width="0cm" draw:marker-start="" draw:marker-end="" draw:fill-color="#2c001e" draw:textarea-horizontal-align="justify" draw:textarea-vertical-align="middle" draw:auto-grow-height="false" fo:min-height="0.95cm" fo:min-width="9.4cm"/>
    </style:style>
    <style:style style:name="gr29" style:family="graphic" style:parent-style-name="standard">
      <style:graphic-properties draw:stroke="dash" draw:stroke-dash="Dashed_20__28_var_29_" draw:fill-color="#dd4814" draw:textarea-horizontal-align="justify" draw:textarea-vertical-align="middle" draw:auto-grow-height="false" fo:min-height="0.95cm" fo:min-width="1.1cm"/>
    </style:style>
    <style:style style:name="gr3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objectwithoutfill">
      <style:graphic-properties draw:marker-start="Arrowheads_20_1" draw:fill="none" draw:textarea-vertical-align="middle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55cm" fo:min-width="0.7cm"/>
    </style:style>
    <style:style style:name="gr35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0.7cm"/>
    </style:style>
    <style:style style:name="gr36" style:family="graphic" style:parent-style-name="standard">
      <style:graphic-properties draw:stroke="solid" draw:stroke-dash="Dashed_20__28_var_29_" draw:marker-start="Arrow" draw:marker-end="" draw:fill-color="#ff6600" draw:textarea-horizontal-align="justify" draw:textarea-vertical-align="middle" draw:auto-grow-height="false" fo:min-height="4.054cm" fo:min-width="0.706cm"/>
    </style:style>
    <style:style style:name="gr37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1.7cm"/>
    </style:style>
    <style:style style:name="gr38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2.5cm"/>
    </style:style>
    <style:style style:name="gr39" style:family="graphic" style:parent-style-name="objectwithoutfill">
      <style:graphic-properties svg:stroke-width="0.1cm" svg:stroke-color="#996600" draw:marker-start-width="0.35cm" draw:marker-end-width="0.3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fo:min-height="1.55cm"/>
    </style:style>
    <style:style style:name="gr41" style:family="graphic" style:parent-style-name="objectwithoutfill">
      <style:graphic-properties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42" style:family="graphic" style:parent-style-name="objectwithoutfill">
      <style:graphic-properties svg:stroke-width="0.1cm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draw:marker-start="" draw:marker-end="" draw:fill-color="#77216f" draw:textarea-horizontal-align="justify" draw:textarea-vertical-align="middle" draw:auto-grow-height="false" fo:min-height="1.376cm" fo:min-width="15.726cm"/>
    </style:style>
    <style:style style:name="gr44" style:family="graphic" style:parent-style-name="objectwithoutfill">
      <style:graphic-properties svg:stroke-width="0.3cm" svg:stroke-color="#cc0000" draw:marker-start="" draw:marker-start-width="0.35cm" draw:marker-end="" draw:marker-end-width="0.35cm" draw:fill="none" draw:textarea-vertical-align="middle" fo:padding-top="0.275cm" fo:padding-bottom="0.275cm" fo:padding-left="0.4cm" fo:padding-right="0.4cm"/>
    </style:style>
    <style:style style:name="gr45" style:family="graphic" style:parent-style-name="objectwithoutfill">
      <style:graphic-properties svg:stroke-width="0.3cm" svg:stroke-color="#666666" draw:marker-start="" draw:marker-start-width="0.35cm" draw:marker-end="" draw:marker-end-width="0.35cm" draw:fill="none" draw:textarea-vertical-align="middle" fo:padding-top="0.275cm" fo:padding-bottom="0.275cm" fo:padding-left="0.4cm" fo:padding-right="0.4cm"/>
    </style:style>
    <style:style style:name="gr46" style:family="graphic" style:parent-style-name="objectwithoutfill">
      <style:graphic-properties svg:stroke-width="0.1cm" svg:stroke-color="#ff3333" draw:marker-start="" draw:marker-end="Arrowheads_20_1" draw:fill="none" draw:textarea-vertical-align="middle" fo:padding-top="0.175cm" fo:padding-bottom="0.175cm" fo:padding-left="0.3cm" fo:padding-right="0.3cm"/>
    </style:style>
    <style:style style:name="gr47" style:family="graphic" style:parent-style-name="objectwithoutfill">
      <style:graphic-properties draw:stroke="solid" draw:stroke-dash="Dashed_20__28_var_29_" svg:stroke-color="#ff6600" draw:marker-start="Arrow" draw:marker-end="" draw:fill="none" draw:textarea-vertical-align="middle"/>
    </style:style>
    <style:style style:name="gr48" style:family="graphic" style:parent-style-name="objectwithoutfill">
      <style:graphic-properties draw:stroke="solid" draw:stroke-dash="Line_20_Style_20_9" svg:stroke-width="0cm" svg:stroke-color="#009900" draw:marker-start="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49" style:family="graphic" style:parent-style-name="objectwithoutfill">
      <style:graphic-properties draw:stroke="solid" draw:stroke-dash="Line_20_Style_20_9" svg:stroke-color="#009900" draw:marker-start="" draw:marker-end="" draw:fill="none" draw:textarea-vertical-align="middle"/>
    </style:style>
    <style:style style:name="gr5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withoutfill">
      <style:graphic-properties draw:stroke="solid" draw:stroke-dash="Dashed_20__28_var_29_" svg:stroke-color="#ff3333" draw:marker-start="Arrow" draw:marker-end="" draw:fill="none" draw:textarea-vertical-align="middle"/>
    </style:style>
    <style:style style:name="gr5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6.834cm, 8.123cm, 0.848cm, -0.041cm)" draw:image-opacity="100%" style:mirror="none"/>
    </style:style>
    <style:style style:name="gr53" style:family="graphic" style:parent-style-name="objectwithoutfill">
      <style:graphic-properties svg:stroke-color="#00ffff" draw:fill="none" draw:textarea-vertical-align="middle"/>
    </style:style>
    <style:style style:name="gr54" style:family="graphic" style:parent-style-name="objectwithoutfill">
      <style:graphic-properties draw:stroke="solid" draw:stroke-dash="Line_20_Style_20_9" svg:stroke-width="0cm" svg:stroke-color="#00ff66" draw:marker-start="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55" style:family="graphic" style:parent-style-name="objectwithoutfill">
      <style:graphic-properties svg:stroke-color="#00ff66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-color="#579d1c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d32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3333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9" style:family="paragraph">
      <loext:graphic-properties draw:fill-color="#ff8080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6600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-color="#006600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-color="#2c001e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dd4814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77216f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5cm" svg:height="10.05cm" svg:x="1.1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cm" svg:x="1.3cm" svg:y="6.6cm">
          <text:p text:style-name="P2"><text:span text:style-name="T1">Led</text:span></text:p>
          <text:p text:style-name="P2"><text:span text:style-name="T1">+3.3V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cm" svg:x="1.3cm" svg:y="10.5cm">
          <text:p text:style-name="P2"><text:span text:style-name="T1">Led</text:span></text:p>
          <text:p text:style-name="P2"><text:span text:style-name="T1">+5V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cm" svg:x="1.3cm" svg:y="12cm">
          <text:p text:style-name="P2"><text:span text:style-name="T1">Led</text:span></text:p>
          <text:p text:style-name="P2"><text:span text:style-name="T1">+12V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cm" svg:x="1.3cm" svg:y="13.3cm">
          <text:p text:style-name="P2"><text:span text:style-name="T1">Led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8cm" svg:y1="15.4cm" svg:x2="10.8cm" svg:y2="5.4cm">
          <text:p/>
        </draw:line>
        <draw:line draw:style-name="gr3" draw:text-style-name="P4" draw:layer="layout" svg:x1="10.8cm" svg:y1="10.2cm" svg:x2="1cm" svg:y2="10.2cm">
          <text:p/>
        </draw:line>
        <draw:custom-shape draw:style-name="gr4" draw:text-style-name="P5" draw:layer="layout" svg:width="3.2cm" svg:height="1.2cm" svg:x="1.3cm" svg:y="4.8cm">
          <text:p text:style-name="P2"><text:span text:style-name="T2">USB</text:span></text:p>
          <text:p text:style-name="P2"><text:span text:style-name="T2">POWER +5V 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9cm" svg:height="1.3cm" svg:x="2.9cm" svg:y="6.3cm">
          <text:p text:style-name="P2"><text:span text:style-name="T1">Regulation </text:span></text:p>
          <text:p text:style-name="P2"><text:span text:style-name="T1">3V3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.5cm" svg:y1="7.1cm" svg:x2="2.9cm" svg:y2="7.1cm">
          <text:p/>
        </draw:line>
        <draw:custom-shape draw:style-name="gr5" draw:text-style-name="P6" draw:layer="layout" svg:width="1.9cm" svg:height="1.3cm" svg:x="2.9cm" svg:y="6.3cm">
          <text:p text:style-name="P2"><text:span text:style-name="T1">Régulation </text:span></text:p>
          <text:p text:style-name="P2"><text:span text:style-name="T1">3.3V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9cm" svg:height="1.3cm" svg:x="2.9cm" svg:y="11.9cm">
          <text:p text:style-name="P2"><text:span text:style-name="T1">Régulation </text:span></text:p>
          <text:p text:style-name="P2"><text:span text:style-name="T1">+12V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3cm" svg:height="1.2cm" svg:x="5.1cm" svg:y="4.9cm">
          <text:p text:style-name="P2"><text:span text:style-name="T1">ARRET</text:span></text:p>
          <text:p text:style-name="P2"><text:span text:style-name="T1">URGENCE</text:span></text:p>
          <text:p text:style-name="P2"><text:span text:style-name="T1">MECANIQU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8.7cm" svg:y1="15.6cm" svg:x2="8.7cm" svg:y2="14.4cm">
          <text:p/>
        </draw:line>
        <draw:line draw:style-name="gr9" draw:text-style-name="P8" draw:layer="layout" svg:x1="2.5cm" svg:y1="13.8cm" svg:x2="7.8cm" svg:y2="13.8cm">
          <text:p text:style-name="P2"><text:span text:style-name="T3"><text:s text:c="9"/></text:span><text:span text:style-name="T3">+BATT</text:span></text:p>
          <text:p text:style-name="P2"><text:span text:style-name="T3"/></text:p>
          <text:p text:style-name="P2"><text:span text:style-name="T3"/></text:p>
        </draw:line>
        <draw:line draw:style-name="gr10" draw:text-style-name="P4" draw:layer="layout" svg:x1="4.8cm" svg:y1="12.7cm" svg:x2="7.3cm" svg:y2="12.7cm">
          <text:p/>
        </draw:line>
        <draw:line draw:style-name="gr11" draw:text-style-name="P4" draw:layer="layout" svg:x1="8.7cm" svg:y1="15.6cm" svg:x2="7.1cm" svg:y2="15.6cm">
          <text:p/>
        </draw:line>
        <draw:line draw:style-name="gr12" draw:text-style-name="P4" draw:layer="layout" svg:x1="2.501cm" svg:y1="12.5cm" svg:x2="2.901cm" svg:y2="12.5cm">
          <text:p/>
        </draw:line>
        <draw:custom-shape draw:style-name="gr13" draw:text-style-name="P9" draw:layer="layout" svg:width="1.8cm" svg:height="1.3cm" svg:x="7.8cm" svg:y="13.1cm">
          <text:p text:style-name="P2"><text:span text:style-name="T1">SWITCH </text:span></text:p>
          <text:p text:style-name="P2"><text:span text:style-name="T1">MOS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8.7cm" svg:y1="13.1cm" svg:x2="8.7cm" svg:y2="6.1cm">
          <text:p text:style-name="P2"><text:span text:style-name="T3"><text:s text:c="48"/></text:span><text:span text:style-name="T3">Commande</text:span></text:p>
          <text:p text:style-name="P2"><text:span text:style-name="T3"/></text:p>
        </draw:line>
        <draw:custom-shape draw:style-name="gr15" draw:text-style-name="P10" draw:layer="layout" svg:width="1.4cm" svg:height="2.5cm" svg:x="11.3cm" svg:y="8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5.7cm" svg:y1="5.4cm" svg:x2="15.7cm" svg:y2="15.5cm">
          <text:p/>
        </draw:line>
        <draw:line draw:style-name="gr17" draw:text-style-name="P4" draw:layer="layout" svg:x1="8.2cm" svg:y1="6.1cm" svg:x2="8.2cm" svg:y2="7.2cm">
          <text:p/>
        </draw:line>
        <draw:line draw:style-name="gr18" draw:text-style-name="P4" draw:layer="layout" svg:x1="4.8cm" svg:y1="6.7cm" svg:x2="5.7cm" svg:y2="6.7cm">
          <text:p/>
        </draw:line>
        <draw:line draw:style-name="gr18" draw:text-style-name="P4" draw:layer="layout" svg:x1="5.7cm" svg:y1="6.7cm" svg:x2="5.7cm" svg:y2="9.1cm">
          <text:p/>
        </draw:line>
        <draw:line draw:style-name="gr19" draw:text-style-name="P11" draw:layer="layout" svg:x1="5.7cm" svg:y1="9.1cm" svg:x2="11.3cm" svg:y2="9.1cm">
          <text:p text:style-name="P2"><text:span text:style-name="T4"><text:s text:c="36"/></text:span><text:span text:style-name="T4">+3.3VD</text:span></text:p>
          <text:p text:style-name="P2"><text:span text:style-name="T4"/></text:p>
        </draw:line>
        <draw:line draw:style-name="gr20" draw:text-style-name="P11" draw:layer="layout" svg:x1="5.2cm" svg:y1="9.5cm" svg:x2="11.3cm" svg:y2="9.5cm">
          <text:p text:style-name="P2"><text:span text:style-name="T4"><text:s text:c="39"/></text:span><text:span text:style-name="T4">+5VD</text:span></text:p>
          <text:p text:style-name="P2"><text:span text:style-name="T4"/></text:p>
        </draw:line>
        <draw:line draw:style-name="gr21" draw:text-style-name="P4" draw:layer="layout" svg:x1="11.3cm" svg:y1="11cm" svg:x2="7.3cm" svg:y2="11cm">
          <text:p/>
        </draw:line>
        <draw:line draw:style-name="gr22" draw:text-style-name="P4" draw:layer="layout" svg:x1="12.7cm" svg:y1="10.2cm" svg:x2="13.2cm" svg:y2="10.2cm">
          <text:p/>
        </draw:line>
        <draw:line draw:style-name="gr23" draw:text-style-name="P4" draw:layer="layout" svg:x1="12cm" svg:y1="8.8cm" svg:x2="12cm" svg:y2="8.3cm">
          <text:p/>
        </draw:line>
        <draw:line draw:style-name="gr23" draw:text-style-name="P4" draw:layer="layout" svg:x1="12cm" svg:y1="11.3cm" svg:x2="12cm" svg:y2="11.8cm">
          <text:p/>
        </draw:line>
        <draw:line draw:style-name="gr23" draw:text-style-name="P4" draw:layer="layout" svg:x1="13.9cm" svg:y1="11.3cm" svg:x2="13.9cm" svg:y2="11.8cm">
          <text:p/>
        </draw:line>
        <draw:line draw:style-name="gr23" draw:text-style-name="P4" draw:layer="layout" svg:x1="13.9cm" svg:y1="8.801cm" svg:x2="13.9cm" svg:y2="8.301cm">
          <text:p/>
        </draw:line>
        <draw:frame draw:style-name="gr24" draw:text-style-name="P12" draw:layer="layout" svg:width="1.6cm" svg:height="0.887cm" svg:x="9.1cm" svg:y="10.5cm">
          <draw:text-box>
            <text:p><text:span text:style-name="T4"><text:s/></text:span><text:span text:style-name="T4">+BATT</text:span></text:p>
          </draw:text-box>
        </draw:frame>
        <draw:frame draw:style-name="gr25" draw:text-style-name="P4" draw:layer="layout" svg:width="1.962cm" svg:height="1.962cm" svg:x="27.8cm" svg:y="6.638cm">
          <draw:image xlink:href="Pictures/10000000000000500000005057C69FCCCFE0BE7E.jpg" xlink:type="simple" xlink:show="embed" xlink:actuate="onLoad">
            <text:p/>
          </draw:image>
        </draw:frame>
        <draw:custom-shape draw:style-name="gr26" draw:text-style-name="P13" draw:layer="layout" svg:width="0.9cm" svg:height="2cm" svg:x="27.1cm" svg:y="6.6cm">
          <text:p text:style-name="P2"><text:span text:style-name="T1">M1A</text:span></text:p>
          <text:p text:style-name="P2"><text:span text:style-name="T1">M2B</text:span></text:p>
          <text:p text:style-name="P2"><text:span text:style-name="T1">M2A</text:span></text:p>
          <text:p text:style-name="P2"><text:span text:style-name="T1">M2B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9cm" svg:height="3.6cm" svg:x="27.1cm" svg:y="9.8cm">
          <text:p text:style-name="P2"><text:span text:style-name="T1">C1A</text:span></text:p>
          <text:p text:style-name="P2"><text:span text:style-name="T1">C1B</text:span></text:p>
          <text:p text:style-name="P2"><text:span text:style-name="T1">C1Z</text:span></text:p>
          <text:p text:style-name="P2"><text:span text:style-name="T1">C2A</text:span></text:p>
          <text:p text:style-name="P2"><text:span text:style-name="T1">C2B</text:span></text:p>
          <text:p text:style-name="P2"><text:span text:style-name="T1">C2Z</text:span></text:p>
          <text:p text:style-name="P2"><text:span text:style-name="T1">GND</text:span></text:p>
          <text:p text:style-name="P2"><text:span text:style-name="T1">+12V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9.9cm" svg:height="1.2cm" svg:x="16.1cm" svg:y="14.6cm">
          <text:p text:style-name="P2"><text:span text:style-name="T1">HE10-40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1.6cm" svg:height="1.2cm" svg:x="7.9cm" svg:y="4.9cm">
          <text:p text:style-name="P2"><text:span text:style-name="T1">INTER</text:span></text:p>
          <text:p text:style-name="P2"><text:span text:style-name="T1">POW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2cm" svg:height="1.2cm" svg:x="1.3cm" svg:y="15cm">
          <text:p text:style-name="P2"><text:span text:style-name="T2">MOLEX</text:span></text:p>
          <text:p text:style-name="P2"><text:span text:style-name="T2">POWER +12V </text:span></text:p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4.5cm" svg:y1="15.6cm" svg:x2="5.5cm" svg:y2="15.6cm">
          <text:p/>
        </draw:line>
        <draw:frame draw:style-name="gr25" draw:text-style-name="P4" draw:layer="layout" svg:width="1.818cm" svg:height="1.367cm" svg:x="1.882cm" svg:y="3.433cm">
          <draw:image xlink:href="Pictures/10000000000000690000004F5ACA4F7809F1FF3E.png" xlink:type="simple" xlink:show="embed" xlink:actuate="onLoad">
            <text:p/>
          </draw:image>
        </draw:frame>
        <draw:custom-shape draw:style-name="gr15" draw:text-style-name="P10" draw:layer="layout" svg:width="1.4cm" svg:height="2.5cm" svg:x="11.3cm" svg:y="5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4cm" svg:height="2.5cm" svg:x="13.2cm" svg:y="8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4cm" svg:height="2.5cm" svg:x="13.2cm" svg:y="11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4cm" svg:height="2.5cm" svg:x="13.2cm" svg:y="5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.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16.6cm" svg:y1="13.5cm" svg:x2="16.6cm" svg:y2="12.6cm">
          <text:p text:style-name="P2"><text:span text:style-name="T3">I2C</text:span></text:p>
          <text:p text:style-name="P2"><text:span text:style-name="T3"/></text:p>
        </draw:line>
        <draw:line draw:style-name="gr31" draw:text-style-name="P8" draw:layer="layout" svg:x1="17.887cm" svg:y1="14.6cm" svg:x2="18cm" svg:y2="6.2cm">
          <text:p text:style-name="P2"><text:span text:style-name="T3">UART</text:span></text:p>
          <text:p text:style-name="P2"><text:span text:style-name="T3"/></text:p>
        </draw:line>
        <draw:line draw:style-name="gr31" draw:text-style-name="P8" draw:layer="layout" svg:x1="19.6cm" svg:y1="14.7cm" svg:x2="19.7cm" svg:y2="6.2cm">
          <text:p text:style-name="P2"><text:span text:style-name="T3">IRQ[0..2]</text:span></text:p>
          <text:p text:style-name="P2"><text:span text:style-name="T3"/></text:p>
        </draw:line>
        <draw:line draw:style-name="gr31" draw:text-style-name="P8" draw:layer="layout" svg:x1="20.6cm" svg:y1="14.6cm" svg:x2="20.6cm" svg:y2="6.9cm">
          <text:p text:style-name="P2"><text:span text:style-name="T3">IO[0..5]</text:span></text:p>
          <text:p text:style-name="P2"><text:span text:style-name="T3"/></text:p>
        </draw:line>
        <draw:line draw:style-name="gr31" draw:text-style-name="P8" draw:layer="layout" svg:x1="21.4cm" svg:y1="14.6cm" svg:x2="21.4cm" svg:y2="9.4cm">
          <text:p text:style-name="P2"><text:span text:style-name="T3">Serv[1..6]</text:span></text:p>
          <text:p text:style-name="P2"><text:span text:style-name="T3"/></text:p>
        </draw:line>
        <draw:line draw:style-name="gr32" draw:text-style-name="P8" draw:layer="layout" svg:x1="22.6cm" svg:y1="14.6cm" svg:x2="22.6cm" svg:y2="12.6cm">
          <text:p text:style-name="P2"><text:span text:style-name="T3">Codeur1 (A.B.Z)</text:span></text:p>
          <text:p text:style-name="P2"><text:span text:style-name="T3"/></text:p>
        </draw:line>
        <draw:line draw:style-name="gr32" draw:text-style-name="P8" draw:layer="layout" svg:x1="24.084cm" svg:y1="14.6cm" svg:x2="24.1cm" svg:y2="12.6cm">
          <text:p text:style-name="P2"><text:span text:style-name="T3">Codeur2 (A.B.Z)</text:span></text:p>
          <text:p text:style-name="P2"><text:span text:style-name="T3"/></text:p>
        </draw:line>
        <draw:line draw:style-name="gr33" draw:text-style-name="P4" draw:layer="layout" svg:x1="27.1cm" svg:y1="12.6cm" svg:x2="24.1cm" svg:y2="12.6cm">
          <text:p/>
        </draw:line>
        <draw:line draw:style-name="gr33" draw:text-style-name="P4" draw:layer="layout" svg:x1="27.1cm" svg:y1="10.8cm" svg:x2="22.6cm" svg:y2="10.8cm">
          <text:p/>
        </draw:line>
        <draw:line draw:style-name="gr33" draw:text-style-name="P4" draw:layer="layout" svg:x1="22.6cm" svg:y1="12.6cm" svg:x2="22.6cm" svg:y2="10.8cm">
          <text:p/>
        </draw:line>
        <draw:custom-shape draw:style-name="gr34" draw:text-style-name="P5" draw:layer="layout" svg:width="1.2cm" svg:height="0.8cm" svg:x="16cm" svg:y="11.1cm">
          <text:p text:style-name="P2"><text:span text:style-name="T2">I2C</text:span></text:p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16.587cm" svg:y1="11.1cm" svg:x2="16.6cm" svg:y2="10.5cm">
          <text:p text:style-name="P2"><text:span text:style-name="T3">I2C</text:span></text:p>
          <text:p text:style-name="P2"><text:span text:style-name="T3"/></text:p>
        </draw:line>
        <draw:line draw:style-name="gr31" draw:text-style-name="P8" draw:layer="layout" svg:x1="16.587cm" svg:y1="8.2cm" svg:x2="16.6cm" svg:y2="7.6cm">
          <text:p text:style-name="P2"><text:span text:style-name="T3">I2C</text:span></text:p>
          <text:p text:style-name="P2"><text:span text:style-name="T3"/></text:p>
        </draw:line>
        <draw:line draw:style-name="gr31" draw:text-style-name="P8" draw:layer="layout" svg:x1="16.6cm" svg:y1="9.7cm" svg:x2="16.6cm" svg:y2="9cm">
          <text:p text:style-name="P2"><text:span text:style-name="T3">I2C</text:span></text:p>
          <text:p text:style-name="P2"><text:span text:style-name="T3"/></text:p>
        </draw:line>
        <draw:custom-shape draw:style-name="gr35" draw:text-style-name="P5" draw:layer="layout" svg:width="1.2cm" svg:height="1.2cm" svg:x="16cm" svg:y="5cm">
          <text:p text:style-name="P2"><text:span text:style-name="T2">I2C</text:span>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1.2cm" svg:height="0.8cm" svg:x="16cm" svg:y="9.7cm">
          <text:p text:style-name="P2"><text:span text:style-name="T2">I2C</text:span>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1.2cm" svg:height="0.8cm" svg:x="16cm" svg:y="8.2cm">
          <text:p text:style-name="P2"><text:span text:style-name="T2">I2C</text:span>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1.2cm" svg:height="0.8cm" svg:x="16cm" svg:y="6.8cm">
          <text:p text:style-name="P2"><text:span text:style-name="T2">I2C</text:span></text:p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16.575cm" svg:y1="6.8cm" svg:x2="16.588cm" svg:y2="6.2cm">
          <text:p text:style-name="P2"><text:span text:style-name="T3">I2C</text:span></text:p>
          <text:p text:style-name="P2"><text:span text:style-name="T3"/></text:p>
        </draw:line>
        <draw:line draw:style-name="gr33" draw:text-style-name="P4" draw:layer="layout" svg:x1="16.6cm" svg:y1="12.6cm" svg:x2="16.6cm" svg:y2="11.9cm">
          <text:p/>
        </draw:line>
        <draw:custom-shape draw:style-name="gr35" draw:text-style-name="P5" draw:layer="layout" svg:width="1.2cm" svg:height="1.2cm" svg:x="17.4cm" svg:y="5cm">
          <text:p text:style-name="P2"><text:span text:style-name="T2">UART</text:span></text:p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1.206cm" svg:height="4.304cm" draw:transform="rotate (1.57620684747608) translate (11.107cm 15.8cm)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text:p text:style-name="P2"><text:span text:style-name="T1"/></text:p>
          <text:p text:style-name="P2"><text:span text:style-name="T1">M1A</text:span></text:p>
          <text:p text:style-name="P2"><text:span text:style-name="T1">M1B</text:span></text:p>
          <text:p text:style-name="P2"><text:span text:style-name="T1">M2A</text:span></text:p>
          <text:p text:style-name="P2"><text:span text:style-name="T1">M2B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2.2cm" svg:height="1.2cm" svg:x="18.8cm" svg:y="5cm">
          <text:p text:style-name="P2"><text:span text:style-name="T2">IRQ [0..2]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2.2cm" svg:height="1.2cm" svg:x="21.3cm" svg:y="5cm">
          <text:p text:style-name="P2"><text:span text:style-name="T2">IO [0..5]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cm" svg:height="1.2cm" svg:x="23.8cm" svg:y="5cm">
          <text:p text:style-name="P2"><text:span text:style-name="T2">SERVO [1..6]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22.4cm" svg:y1="6.2cm" svg:x2="22.4cm" svg:y2="6.9cm">
          <text:p/>
        </draw:line>
        <draw:line draw:style-name="gr33" draw:text-style-name="P4" draw:layer="layout" svg:x1="20.6cm" svg:y1="6.9cm" svg:x2="22.4cm" svg:y2="6.9cm">
          <text:p/>
        </draw:line>
        <draw:line draw:style-name="gr33" draw:text-style-name="P4" draw:layer="layout" svg:x1="21.4cm" svg:y1="9.4cm" svg:x2="25.2cm" svg:y2="9.4cm">
          <text:p/>
        </draw:line>
        <draw:line draw:style-name="gr33" draw:text-style-name="P4" draw:layer="layout" svg:x1="25.2cm" svg:y1="6.2cm" svg:x2="25.2cm" svg:y2="9.4cm">
          <text:p/>
        </draw:line>
        <draw:line draw:style-name="gr39" draw:text-style-name="P4" draw:layer="layout" svg:x1="7.3cm" svg:y1="11cm" svg:x2="7.3cm" svg:y2="13.8cm">
          <text:p/>
        </draw:line>
        <draw:frame draw:style-name="gr25" draw:text-style-name="P4" draw:layer="layout" svg:width="2.539cm" svg:height="1.692cm" svg:x="21.6cm" svg:y="16cm">
          <draw:image xlink:href="Pictures/100000000000012C000000C84036120A520E731C.jpg" xlink:type="simple" xlink:show="embed" xlink:actuate="onLoad">
            <text:p/>
          </draw:image>
        </draw:frame>
        <draw:frame draw:style-name="gr25" draw:text-style-name="P4" draw:layer="layout" svg:width="1.201cm" svg:height="1.201cm" svg:x="15.999cm" svg:y="3.8cm">
          <draw:image xlink:href="Pictures/1000000000000057000000574BCC455B893CACB7.jpg" xlink:type="simple" xlink:show="embed" xlink:actuate="onLoad">
            <text:p/>
          </draw:image>
        </draw:frame>
        <draw:frame draw:style-name="gr25" draw:text-style-name="P4" draw:layer="layout" svg:width="1.201cm" svg:height="1.201cm" svg:x="17.4cm" svg:y="3.801cm">
          <draw:image xlink:href="Pictures/1000000000000057000000574BCC455B893CACB7.jpg" xlink:type="simple" xlink:show="embed" xlink:actuate="onLoad">
            <text:p/>
          </draw:image>
        </draw:frame>
        <draw:frame draw:style-name="gr25" draw:text-style-name="P4" draw:layer="layout" svg:width="1.201cm" svg:height="1.201cm" svg:x="19.3cm" svg:y="3.801cm">
          <draw:image xlink:href="Pictures/1000000000000057000000574BCC455B893CACB7.jpg" xlink:type="simple" xlink:show="embed" xlink:actuate="onLoad">
            <text:p/>
          </draw:image>
        </draw:frame>
        <draw:frame draw:style-name="gr25" draw:text-style-name="P4" draw:layer="layout" svg:width="1.201cm" svg:height="1.201cm" svg:x="21.8cm" svg:y="3.801cm">
          <draw:image xlink:href="Pictures/1000000000000057000000574BCC455B893CACB7.jpg" xlink:type="simple" xlink:show="embed" xlink:actuate="onLoad">
            <text:p/>
          </draw:image>
        </draw:frame>
        <draw:frame draw:style-name="gr25" draw:text-style-name="P4" draw:layer="layout" svg:width="1.201cm" svg:height="1.201cm" svg:x="24.5cm" svg:y="3.801cm">
          <draw:image xlink:href="Pictures/1000000000000057000000574BCC455B893CACB7.jpg" xlink:type="simple" xlink:show="embed" xlink:actuate="onLoad">
            <text:p/>
          </draw:image>
        </draw:frame>
        <draw:frame draw:style-name="gr25" draw:text-style-name="P4" draw:layer="layout" svg:width="1.201cm" svg:height="1.201cm" svg:x="28.1cm" svg:y="11.101cm">
          <draw:image xlink:href="Pictures/1000000000000057000000574BCC455B893CACB7.jpg" xlink:type="simple" xlink:show="embed" xlink:actuate="onLoad">
            <text:p/>
          </draw:image>
        </draw:frame>
        <draw:frame draw:style-name="gr40" draw:text-style-name="P16" draw:layer="layout" svg:width="9.1cm" svg:height="1.8cm" svg:x="1.2cm" svg:y="1.3cm">
          <draw:text-box>
            <text:p><text:s/>POWER_BOARD V2.00</text:p>
          </draw:text-box>
        </draw:frame>
        <draw:frame draw:style-name="gr25" draw:text-style-name="P4" draw:layer="layout" svg:width="1.962cm" svg:height="1.962cm" svg:x="13.4cm" svg:y="16cm">
          <draw:image xlink:href="Pictures/10000000000000500000005057C69FCCCFE0BE7E.jpg" xlink:type="simple" xlink:show="embed" xlink:actuate="onLoad">
            <text:p/>
          </draw:image>
        </draw:frame>
        <draw:line draw:style-name="gr41" draw:text-style-name="P4" draw:layer="layout" svg:x1="27.1cm" svg:y1="7.7cm" svg:x2="18.7cm" svg:y2="7.7cm">
          <text:p/>
        </draw:line>
        <draw:line draw:style-name="gr42" draw:text-style-name="P4" draw:layer="layout" svg:x1="18.7cm" svg:y1="7.7cm" svg:x2="18.7cm" svg:y2="13.8cm">
          <text:p/>
        </draw:line>
        <draw:line draw:style-name="gr42" draw:text-style-name="P4" draw:layer="layout" svg:x1="18.7cm" svg:y1="13.8cm" svg:x2="15cm" svg:y2="13.8cm">
          <text:p/>
        </draw:line>
        <draw:custom-shape draw:style-name="gr43" draw:text-style-name="P17" draw:layer="layout" svg:width="16.4cm" svg:height="1.8cm" svg:x="11.1cm" svg:y="18cm">
          <text:p text:style-name="P2">Mechanical_Power_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4" draw:layer="layout" svg:x1="15cm" svg:y1="13.8cm" svg:x2="15cm" svg:y2="14.6cm">
          <text:p/>
        </draw:line>
        <draw:line draw:style-name="gr44" draw:text-style-name="P4" draw:layer="layout" svg:x1="13.2cm" svg:y1="15.8cm" svg:x2="13.2cm" svg:y2="18cm">
          <text:p/>
        </draw:line>
        <draw:line draw:style-name="gr45" draw:text-style-name="P4" draw:layer="layout" svg:x1="21.1cm" svg:y1="15.8cm" svg:x2="21.1cm" svg:y2="18cm">
          <text:p/>
        </draw:line>
        <draw:line draw:style-name="gr33" draw:text-style-name="P4" draw:layer="layout" svg:x1="16.6cm" svg:y1="14.6cm" svg:x2="16.6cm" svg:y2="13.5cm">
          <text:p/>
        </draw:line>
        <draw:line draw:style-name="gr23" draw:text-style-name="P4" draw:layer="layout" svg:x1="12cm" svg:y1="14.3cm" svg:x2="12cm" svg:y2="14.588cm">
          <text:p/>
        </draw:line>
        <draw:custom-shape draw:style-name="gr15" draw:text-style-name="P10" draw:layer="layout" svg:width="1.4cm" svg:height="2.5cm" svg:x="11.3cm" svg:y="11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1.3cm" svg:height="1.3cm" svg:x="5.7cm" svg:y="3.5cm">
          <draw:image xlink:href="Pictures/10000000000000500000005046AD6EE525C1509D.jpg" xlink:type="simple" xlink:show="embed" xlink:actuate="onLoad">
            <text:p/>
          </draw:image>
        </draw:frame>
        <draw:line draw:style-name="gr46" draw:text-style-name="P4" draw:layer="layout" svg:x1="4.5cm" svg:y1="5.5cm" svg:x2="5.1cm" svg:y2="5.5cm">
          <text:p/>
        </draw:line>
        <draw:custom-shape draw:style-name="gr5" draw:text-style-name="P6" draw:layer="layout" svg:width="1.9cm" svg:height="1.3cm" svg:x="2.9cm" svg:y="8.2cm">
          <text:p text:style-name="P2"><text:span text:style-name="T1">Régulation </text:span></text:p>
          <text:p text:style-name="P2"><text:span text:style-name="T1">+5V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cm" svg:x="1.3cm" svg:y="8.4cm">
          <text:p text:style-name="P2"><text:span text:style-name="T1">Led</text:span></text:p>
          <text:p text:style-name="P2"><text:span text:style-name="T1">+5VD</text:span></text:p>
          <draw:enhanced-geometry svg:viewBox="0 0 21600 21600" draw:type="rectangle" draw:enhanced-path="M 0 0 L 21600 0 21600 21600 0 21600 0 0 Z N"/>
        </draw:custom-shape>
        <draw:line draw:style-name="gr47" draw:text-style-name="P4" draw:layer="layout" svg:x1="2.5cm" svg:y1="9cm" svg:x2="2.9cm" svg:y2="9cm">
          <text:p/>
        </draw:line>
        <draw:line draw:style-name="gr48" draw:text-style-name="P8" draw:layer="layout" svg:x1="6.8cm" svg:y1="10.6cm" svg:x2="11.3cm" svg:y2="10.6cm">
          <text:p text:style-name="P2"><text:span text:style-name="T3"><text:s text:c="24"/></text:span><text:span text:style-name="T4">+12VA</text:span></text:p>
          <text:p text:style-name="P2"><text:span text:style-name="T3"><text:s text:c="3"/></text:span></text:p>
        </draw:line>
        <draw:line draw:style-name="gr49" draw:text-style-name="P4" draw:layer="layout" svg:x1="6.8cm" svg:y1="10.6cm" svg:x2="6.8cm" svg:y2="12.3cm">
          <text:p/>
        </draw:line>
        <draw:line draw:style-name="gr49" draw:text-style-name="P4" draw:layer="layout" svg:x1="4.8cm" svg:y1="12.3cm" svg:x2="6.8cm" svg:y2="12.3cm">
          <text:p/>
        </draw:line>
        <draw:frame draw:style-name="gr50" draw:text-style-name="P4" draw:layer="layout" svg:width="1.3cm" svg:height="1.3cm" svg:x="8.024cm" svg:y="3.6cm">
          <draw:image xlink:href="Pictures/10000000000003E8000003E8A60F10BD56E79639.png" xlink:type="simple" xlink:show="embed" xlink:actuate="onLoad">
            <text:p/>
          </draw:image>
        </draw:frame>
        <draw:line draw:style-name="gr46" draw:text-style-name="P4" draw:layer="layout" svg:x1="7.4cm" svg:y1="5.5cm" svg:x2="7.9cm" svg:y2="5.5cm">
          <text:p/>
        </draw:line>
        <draw:line draw:style-name="gr17" draw:text-style-name="P4" draw:layer="layout" svg:x1="5.2cm" svg:y1="7.2cm" svg:x2="5.2cm" svg:y2="8.6cm">
          <text:p/>
        </draw:line>
        <draw:line draw:style-name="gr51" draw:text-style-name="P11" draw:layer="layout" svg:x1="4.8cm" svg:y1="7.2cm" svg:x2="5.2cm" svg:y2="7.2cm">
          <text:p/>
        </draw:line>
        <draw:line draw:style-name="gr51" draw:text-style-name="P11" draw:layer="layout" svg:x1="4.801cm" svg:y1="8.6cm" svg:x2="5.201cm" svg:y2="8.6cm">
          <text:p/>
        </draw:line>
        <draw:frame draw:style-name="gr52" draw:text-style-name="P4" draw:layer="layout" svg:width="1.5cm" svg:height="1.74cm" svg:x="2.2cm" svg:y="16.36cm">
          <draw:image xlink:href="Pictures/10000000000001900000019043009FF6AE13F482.png" xlink:type="simple" xlink:show="embed" xlink:actuate="onLoad">
            <text:p/>
          </draw:image>
        </draw:frame>
        <draw:frame draw:style-name="gr50" draw:text-style-name="P4" draw:layer="layout" svg:width="1.3cm" svg:height="1.3cm" svg:x="5.7cm" svg:y="16.3cm">
          <draw:image xlink:href="Pictures/10000000000003E8000003E8A60F10BD56E79639.png" xlink:type="simple" xlink:show="embed" xlink:actuate="onLoad">
            <text:p/>
          </draw:image>
        </draw:frame>
        <draw:custom-shape draw:style-name="gr29" draw:text-style-name="P15" draw:layer="layout" svg:width="1.6cm" svg:height="1.2cm" svg:x="5.5cm" svg:y="15cm">
          <text:p text:style-name="P2"><text:span text:style-name="T1">INTER</text:span></text:p>
          <text:p text:style-name="P2"><text:span text:style-name="T1">POWER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5.2cm" svg:y1="7.2cm" svg:x2="8.2cm" svg:y2="7.2cm">
          <text:p/>
        </draw:line>
        <draw:custom-shape draw:style-name="gr5" draw:text-style-name="P6" draw:layer="layout" svg:width="1.9cm" svg:height="1.3cm" svg:x="2.9cm" svg:y="10.4cm">
          <text:p text:style-name="P2"><text:span text:style-name="T1">Régulation </text:span></text:p>
          <text:p text:style-name="P2"><text:span text:style-name="T1">+5VA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4.825cm" svg:y1="11cm" svg:x2="7.325cm" svg:y2="11cm">
          <text:p/>
        </draw:line>
        <draw:line draw:style-name="gr53" draw:text-style-name="P4" draw:layer="layout" svg:x1="4.8cm" svg:y1="9.1cm" svg:x2="5.2cm" svg:y2="9.1cm">
          <text:p/>
        </draw:line>
        <draw:line draw:style-name="gr53" draw:text-style-name="P4" draw:layer="layout" svg:x1="5.2cm" svg:y1="9.1cm" svg:x2="5.2cm" svg:y2="9.5cm">
          <text:p/>
        </draw:line>
        <draw:line draw:style-name="gr54" draw:text-style-name="P8" draw:layer="layout" svg:x1="5.7cm" svg:y1="10cm" svg:x2="11.3cm" svg:y2="10cm">
          <text:p text:style-name="P2"><text:span text:style-name="T3"><text:s text:c="38"/></text:span><text:span text:style-name="T4">+5VA</text:span></text:p>
          <text:p text:style-name="P2"><text:span text:style-name="T3"/></text:p>
        </draw:line>
        <draw:line draw:style-name="gr55" draw:text-style-name="P4" draw:layer="layout" svg:x1="4.8cm" svg:y1="11.4cm" svg:x2="5.7cm" svg:y2="11.4cm">
          <text:p/>
        </draw:line>
        <draw:line draw:style-name="gr55" draw:text-style-name="P4" draw:layer="layout" svg:x1="5.7cm" svg:y1="10cm" svg:x2="5.7cm" svg:y2="11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none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22:15:50.247226064</meta:creation-date>
    <dc:date>2016-07-19T23:33:40.067000000</dc:date>
    <meta:editing-duration>PT1H53M35S</meta:editing-duration>
    <meta:editing-cycles>18</meta:editing-cycles>
    <meta:generator>LibreOffice/5.0.6.3$Windows_x86 LibreOffice_project/490fc03b25318460cfc54456516ea2519c11d1aa</meta:generator>
    <meta:print-date>2016-07-19T23:28:15.114000000</meta:print-date>
    <meta:document-statistic meta:object-count="119"/>
  </office:meta>
</office:document-meta>
</file>